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7.858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12.4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fo:color="#2323dc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2300d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Screen</text:p>
          </table:table-cell>
          <table:table-cell office:value-type="string">
            <text:p>Field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Name</text:p>
          </table:table-cell>
        </table:table-row>
        <table:table-row table:style-name="ro1">
          <table:table-cell office:value-type="string">
            <text:p>Users</text:p>
          </table:table-cell>
          <table:table-cell office:value-type="string">
            <text:p>Role</text:p>
          </table:table-cell>
          <table:table-cell office:value-type="string">
            <text:p>SYSTEM_ROLE</text:p>
          </table:table-cell>
          <table:table-cell office:value-type="string">
            <text:p>ADMINISTRATOR</text:p>
          </table:table-cell>
        </table:table-row>
        <table:table-row table:style-name="ro1">
          <table:table-cell table:number-columns-repeated="2"/>
          <table:table-cell office:value-type="string">
            <text:p>SYSTEM_ROLE</text:p>
          </table:table-cell>
          <table:table-cell office:value-type="string">
            <text:p>DATA_ENTRY</text:p>
          </table:table-cell>
        </table:table-row>
        <table:table-row table:style-name="ro1">
          <table:table-cell table:number-columns-repeated="2"/>
          <table:table-cell office:value-type="string">
            <text:p>SYSTEM_ROLE</text:p>
          </table:table-cell>
          <table:table-cell office:value-type="string">
            <text:p>NO_ROLE</text:p>
          </table:table-cell>
        </table:table-row>
        <table:table-row table:style-name="ro1">
          <table:table-cell office:value-type="string">
            <text:p>Shelter Page 1</text:p>
          </table:table-cell>
          <table:table-cell office:value-type="string">
            <text:p>Location</text:p>
          </table:table-cell>
          <table:table-cell office:value-type="string">
            <text:p>LOCATION</text:p>
          </table:table-cell>
          <table:table-cell office:value-type="string">
            <text:p>Our Place I</text:p>
          </table:table-cell>
        </table:table-row>
        <table:table-row table:style-name="ro1">
          <table:table-cell table:number-columns-repeated="2"/>
          <table:table-cell office:value-type="string">
            <text:p>LOCATION</text:p>
          </table:table-cell>
          <table:table-cell office:value-type="string">
            <text:p>Our Place II</text:p>
          </table:table-cell>
        </table:table-row>
        <table:table-row table:style-name="ro1">
          <table:table-cell office:value-type="string">
            <text:p>Shelter Page 1</text:p>
          </table:table-cell>
          <table:table-cell office:value-type="string">
            <text:p>Referral Source</text:p>
          </table:table-cell>
          <table:table-cell office:value-type="string">
            <text:p>REFERRAL_SOURCE</text:p>
          </table:table-cell>
          <table:table-cell office:value-type="string">
            <text:p>School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Self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C.A.S.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O/W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Peel S.S. Agency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Non-Peel S.S. Agency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Church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Friend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Parent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Relative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Hospital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Mental Health Facility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Open/Closed Custody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Other Shelter</text:p>
          </table:table-cell>
        </table:table-row>
        <table:table-row table:style-name="ro1">
          <table:table-cell table:number-columns-repeated="2"/>
          <table:table-cell office:value-type="string">
            <text:p>REFERRAL_SOURCE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Shelter Page 1</text:p>
          </table:table-cell>
          <table:table-cell/>
          <table:table-cell office:value-type="string">
            <text:p>ABUSE_TYPE</text:p>
          </table:table-cell>
          <table:table-cell office:value-type="string">
            <text:p>Physical</text:p>
          </table:table-cell>
        </table:table-row>
        <table:table-row table:style-name="ro1">
          <table:table-cell table:number-columns-repeated="2"/>
          <table:table-cell office:value-type="string">
            <text:p>ABUSE_TYPE</text:p>
          </table:table-cell>
          <table:table-cell office:value-type="string">
            <text:p>Emotional</text:p>
          </table:table-cell>
        </table:table-row>
        <table:table-row table:style-name="ro1">
          <table:table-cell table:number-columns-repeated="2"/>
          <table:table-cell office:value-type="string">
            <text:p>ABUSE_TYPE</text:p>
          </table:table-cell>
          <table:table-cell office:value-type="string">
            <text:p>Sexual</text:p>
          </table:table-cell>
        </table:table-row>
        <table:table-row table:style-name="ro1">
          <table:table-cell table:number-columns-repeated="2"/>
          <table:table-cell office:value-type="string">
            <text:p>ABUSE_TYPE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Shelter Page 2</text:p>
          </table:table-cell>
          <table:table-cell office:value-type="string">
            <text:p>Home Community</text:p>
          </table:table-cell>
          <table:table-cell office:value-type="string">
            <text:p>HOME_COMMUNITY</text:p>
          </table:table-cell>
          <table:table-cell office:value-type="string">
            <text:p>Mississauga</text:p>
          </table:table-cell>
        </table:table-row>
        <table:table-row table:style-name="ro1">
          <table:table-cell table:number-columns-repeated="2"/>
          <table:table-cell office:value-type="string">
            <text:p>HOME_COMMUNITY</text:p>
          </table:table-cell>
          <table:table-cell office:value-type="string">
            <text:p>Brampton</text:p>
          </table:table-cell>
        </table:table-row>
        <table:table-row table:style-name="ro1">
          <table:table-cell table:number-columns-repeated="2"/>
          <table:table-cell office:value-type="string">
            <text:p>HOME_COMMUNITY</text:p>
          </table:table-cell>
          <table:table-cell office:value-type="string">
            <text:p>Caledon</text:p>
          </table:table-cell>
        </table:table-row>
        <table:table-row table:style-name="ro1">
          <table:table-cell table:number-columns-repeated="2"/>
          <table:table-cell office:value-type="string">
            <text:p>HOME_COMMUNITY</text:p>
          </table:table-cell>
          <table:table-cell office:value-type="string">
            <text:p>Halton</text:p>
          </table:table-cell>
        </table:table-row>
        <table:table-row table:style-name="ro1">
          <table:table-cell table:number-columns-repeated="2"/>
          <table:table-cell office:value-type="string">
            <text:p>HOME_COMMUNITY</text:p>
          </table:table-cell>
          <table:table-cell office:value-type="string">
            <text:p>Toronto</text:p>
          </table:table-cell>
        </table:table-row>
        <table:table-row table:style-name="ro1">
          <table:table-cell table:number-columns-repeated="2"/>
          <table:table-cell office:value-type="string">
            <text:p>HOME_COMMUNITY</text:p>
          </table:table-cell>
          <table:table-cell office:value-type="string">
            <text:p>Other Ontario</text:p>
          </table:table-cell>
        </table:table-row>
        <table:table-row table:style-name="ro1">
          <table:table-cell table:number-columns-repeated="2"/>
          <table:table-cell office:value-type="string">
            <text:p>HOME_COMMUNITY</text:p>
          </table:table-cell>
          <table:table-cell office:value-type="string">
            <text:p>Out of Province</text:p>
          </table:table-cell>
        </table:table-row>
        <table:table-row table:style-name="ro1">
          <table:table-cell table:number-columns-repeated="2"/>
          <table:table-cell office:value-type="string">
            <text:p>HOME_COMMUNIT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Shelter Page 2</text:p>
          </table:table-cell>
          <table:table-cell office:value-type="string">
            <text:p>Country of Origin</text:p>
          </table:table-cell>
          <table:table-cell office:value-type="string">
            <text:p>ORIGIN_COUNTRY</text:p>
          </table:table-cell>
          <table:table-cell office:value-type="string">
            <text:p>Canad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U.S.A.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Carribbean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Central Americ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Afric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U.K.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Western Europe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Eastern Europe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Middle East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South Asi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Australia/N.Z.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Asia/Pacific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Mexico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Colombi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Ecuador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Guyan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Jamaic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Trinidad and Tobago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Haiti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Italy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Portugal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Greece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Poland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Russi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Ukraine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Indi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Chin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Pakistan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Philippines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Somali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Nigeri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South Africa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Egypt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Israel/Palestine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Iraq</text:p>
          </table:table-cell>
        </table:table-row>
        <table:table-row table:style-name="ro1">
          <table:table-cell table:number-columns-repeated="2"/>
          <table:table-cell office:value-type="string">
            <text:p>ORIGIN_COUNTR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Shelter Page 3</text:p>
          </table:table-cell>
          <table:table-cell office:value-type="string">
            <text:p>Prior to leaving home</text:p>
          </table:table-cell>
          <table:table-cell office:value-type="string">
            <text:p>PRIOR_LIVE_WITH</text:p>
          </table:table-cell>
          <table:table-cell office:value-type="string">
            <text:p>natural parents</text:p>
          </table:table-cell>
        </table:table-row>
        <table:table-row table:style-name="ro1">
          <table:table-cell table:number-columns-repeated="2"/>
          <table:table-cell office:value-type="string">
            <text:p>PRIOR_LIVE_WITH</text:p>
          </table:table-cell>
          <table:table-cell office:value-type="string">
            <text:p>adopted parents</text:p>
          </table:table-cell>
        </table:table-row>
        <table:table-row table:style-name="ro1">
          <table:table-cell table:number-columns-repeated="2"/>
          <table:table-cell office:value-type="string">
            <text:p>PRIOR_LIVE_WITH</text:p>
          </table:table-cell>
          <table:table-cell office:value-type="string">
            <text:p>single parent</text:p>
          </table:table-cell>
        </table:table-row>
        <table:table-row table:style-name="ro1">
          <table:table-cell table:number-columns-repeated="2"/>
          <table:table-cell office:value-type="string">
            <text:p>PRIOR_LIVE_WITH</text:p>
          </table:table-cell>
          <table:table-cell office:value-type="string">
            <text:p>grandparent(s)</text:p>
          </table:table-cell>
        </table:table-row>
        <table:table-row table:style-name="ro1">
          <table:table-cell table:number-columns-repeated="2"/>
          <table:table-cell office:value-type="string">
            <text:p>PRIOR_LIVE_WITH</text:p>
          </table:table-cell>
          <table:table-cell office:value-type="string">
            <text:p>Mom &amp; Partner</text:p>
          </table:table-cell>
        </table:table-row>
        <table:table-row table:style-name="ro1">
          <table:table-cell table:number-columns-repeated="2"/>
          <table:table-cell office:value-type="string">
            <text:p>PRIOR_LIVE_WITH</text:p>
          </table:table-cell>
          <table:table-cell office:value-type="string">
            <text:p>Dad &amp; Partner</text:p>
          </table:table-cell>
        </table:table-row>
        <table:table-row table:style-name="ro1">
          <table:table-cell table:number-columns-repeated="2"/>
          <table:table-cell office:value-type="string">
            <text:p>PRIOR_LIVE_WITH</text:p>
          </table:table-cell>
          <table:table-cell office:value-type="string">
            <text:p>foster parents</text:p>
          </table:table-cell>
        </table:table-row>
        <table:table-row table:style-name="ro1">
          <table:table-cell table:number-columns-repeated="2"/>
          <table:table-cell office:value-type="string">
            <text:p>PRIOR_LIVE_WITH</text:p>
          </table:table-cell>
          <table:table-cell office:value-type="string">
            <text:p>group home</text:p>
          </table:table-cell>
        </table:table-row>
        <table:table-row table:style-name="ro1">
          <table:table-cell table:number-columns-repeated="2"/>
          <table:table-cell office:value-type="string">
            <text:p>PRIOR_LIVE_WITH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Resource Room Page 1</text:p>
          </table:table-cell>
          <table:table-cell/>
          <table:table-cell table:style-name="ce2" office:value-type="string">
            <text:p>Shelter Page 1</text:p>
          </table:table-cell>
          <table:table-cell table:style-name="ce2" office:value-type="string">
            <text:p>Location</text:p>
          </table:table-cell>
        </table:table-row>
        <table:table-row table:style-name="ro1">
          <table:table-cell office:value-type="string">
            <text:p>Resource Room Page 1</text:p>
          </table:table-cell>
          <table:table-cell office:value-type="string">
            <text:p>How did you find out about the Resource Room</text:p>
          </table:table-cell>
          <table:table-cell office:value-type="string">
            <text:p>LEARN_RESOURCE_ROOM</text:p>
          </table:table-cell>
          <table:table-cell office:value-type="string">
            <text:p>current resident </text:p>
          </table:table-cell>
        </table:table-row>
        <table:table-row table:style-name="ro1">
          <table:table-cell table:number-columns-repeated="2"/>
          <table:table-cell office:value-type="string">
            <text:p>LEARN_RESOURCE_ROOM</text:p>
          </table:table-cell>
          <table:table-cell office:value-type="string">
            <text:p>past resident</text:p>
          </table:table-cell>
        </table:table-row>
        <table:table-row table:style-name="ro1">
          <table:table-cell table:number-columns-repeated="2"/>
          <table:table-cell office:value-type="string">
            <text:p>LEARN_RESOURCE_ROOM</text:p>
          </table:table-cell>
          <table:table-cell office:value-type="string">
            <text:p>school</text:p>
          </table:table-cell>
        </table:table-row>
        <table:table-row table:style-name="ro1">
          <table:table-cell table:number-columns-repeated="2"/>
          <table:table-cell office:value-type="string">
            <text:p>LEARN_RESOURCE_ROOM</text:p>
          </table:table-cell>
          <table:table-cell office:value-type="string">
            <text:p>service provider</text:p>
          </table:table-cell>
        </table:table-row>
        <table:table-row table:style-name="ro1">
          <table:table-cell table:number-columns-repeated="2"/>
          <table:table-cell office:value-type="string">
            <text:p>LEARN_RESOURCE_ROOM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Resource Room Page 1</text:p>
          </table:table-cell>
          <table:table-cell office:value-type="string">
            <text:p>What is your current living situation?</text:p>
          </table:table-cell>
          <table:table-cell office:value-type="string">
            <text:p>CURRENT_LIVING_SITUATION</text:p>
          </table:table-cell>
          <table:table-cell office:value-type="string">
            <text:p>OP2</text:p>
          </table:table-cell>
        </table:table-row>
        <table:table-row table:style-name="ro1">
          <table:table-cell table:number-columns-repeated="2"/>
          <table:table-cell office:value-type="string">
            <text:p>CURRENT_LIVING_SITUATION</text:p>
          </table:table-cell>
          <table:table-cell office:value-type="string">
            <text:p>OP1</text:p>
          </table:table-cell>
        </table:table-row>
        <table:table-row table:style-name="ro1">
          <table:table-cell table:number-columns-repeated="2"/>
          <table:table-cell office:value-type="string">
            <text:p>CURRENT_LIVING_SITUATION</text:p>
          </table:table-cell>
          <table:table-cell office:value-type="string">
            <text:p>own accommodation</text:p>
          </table:table-cell>
        </table:table-row>
        <table:table-row table:style-name="ro1">
          <table:table-cell table:number-columns-repeated="2"/>
          <table:table-cell office:value-type="string">
            <text:p>CURRENT_LIVING_SITUATION</text:p>
          </table:table-cell>
          <table:table-cell office:value-type="string">
            <text:p>friends</text:p>
          </table:table-cell>
        </table:table-row>
        <table:table-row table:style-name="ro1">
          <table:table-cell table:number-columns-repeated="2"/>
          <table:table-cell office:value-type="string">
            <text:p>CURRENT_LIVING_SITUATION</text:p>
          </table:table-cell>
          <table:table-cell office:value-type="string">
            <text:p>parents/guardian</text:p>
          </table:table-cell>
        </table:table-row>
        <table:table-row table:style-name="ro1">
          <table:table-cell table:number-columns-repeated="2"/>
          <table:table-cell office:value-type="string">
            <text:p>CURRENT_LIVING_SITUATION</text:p>
          </table:table-cell>
          <table:table-cell office:value-type="string">
            <text:p>other residential </text:p>
          </table:table-cell>
        </table:table-row>
        <table:table-row table:style-name="ro1">
          <table:table-cell table:number-columns-repeated="2"/>
          <table:table-cell office:value-type="string">
            <text:p>CURRENT_LIVING_SITUATION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Resource Room Page 1</text:p>
          </table:table-cell>
          <table:table-cell office:value-type="string">
            <text:p>What is your home community?</text:p>
          </table:table-cell>
          <table:table-cell table:style-name="ce3" office:value-type="string">
            <text:p>Shelter Page 2</text:p>
          </table:table-cell>
          <table:table-cell table:style-name="ce3" office:value-type="string">
            <text:p>Home Community</text:p>
          </table:table-cell>
        </table:table-row>
        <table:table-row table:style-name="ro1">
          <table:table-cell office:value-type="string">
            <text:p>Resource Room Page 1</text:p>
          </table:table-cell>
          <table:table-cell office:value-type="string">
            <text:p>What is your status in Canada?</text:p>
          </table:table-cell>
          <table:table-cell office:value-type="string">
            <text:p>CANADA_STATUS</text:p>
          </table:table-cell>
          <table:table-cell office:value-type="string">
            <text:p>Canadian Born (Citizen)</text:p>
          </table:table-cell>
        </table:table-row>
        <table:table-row table:style-name="ro1">
          <table:table-cell table:number-columns-repeated="2"/>
          <table:table-cell office:value-type="string">
            <text:p>CANADA_STATUS</text:p>
          </table:table-cell>
          <table:table-cell office:value-type="string">
            <text:p>Native/Aboriginal</text:p>
          </table:table-cell>
        </table:table-row>
        <table:table-row table:style-name="ro1">
          <table:table-cell table:number-columns-repeated="2"/>
          <table:table-cell office:value-type="string">
            <text:p>CANADA_STATUS</text:p>
          </table:table-cell>
          <table:table-cell office:value-type="string">
            <text:p>Landed Immigrant (Permanent Resident)</text:p>
          </table:table-cell>
        </table:table-row>
        <table:table-row table:style-name="ro1">
          <table:table-cell table:number-columns-repeated="2"/>
          <table:table-cell office:value-type="string">
            <text:p>CANADA_STATUS</text:p>
          </table:table-cell>
          <table:table-cell office:value-type="string">
            <text:p>Convention Refugee</text:p>
          </table:table-cell>
        </table:table-row>
        <table:table-row table:style-name="ro1">
          <table:table-cell table:number-columns-repeated="2"/>
          <table:table-cell office:value-type="string">
            <text:p>CANADA_STATUS</text:p>
          </table:table-cell>
          <table:table-cell office:value-type="string">
            <text:p>Naturalized Canadian (Citizen not born in Canada)</text:p>
          </table:table-cell>
        </table:table-row>
        <table:table-row table:style-name="ro1">
          <table:table-cell table:number-columns-repeated="2"/>
          <table:table-cell office:value-type="string">
            <text:p>CANADA_STATUS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Resource Room Page 1</text:p>
          </table:table-cell>
          <table:table-cell office:value-type="string">
            <text:p>If born outside of Canada, what is your country of origin?</text:p>
          </table:table-cell>
          <table:table-cell table:style-name="ce4" office:value-type="string">
            <text:p>Shelter Page 2</text:p>
          </table:table-cell>
          <table:table-cell table:style-name="ce4" office:value-type="string">
            <text:p>Country of Origin</text:p>
          </table:table-cell>
        </table:table-row>
        <table:table-row table:style-name="ro1">
          <table:table-cell office:value-type="string">
            <text:p>Resource Room Page 1</text:p>
          </table:table-cell>
          <table:table-cell office:value-type="string">
            <text:p>What is your mother tongue?</text:p>
          </table:table-cell>
          <table:table-cell office:value-type="string">
            <text:p>MOTHER_TONGUE</text:p>
          </table:table-cell>
          <table:table-cell office:value-type="string">
            <text:p>English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French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Punjabi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Arabic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Urdu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Polish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Chinese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Italian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Portuguese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Tagalog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Spanish</text:p>
          </table:table-cell>
        </table:table-row>
        <table:table-row table:style-name="ro1">
          <table:table-cell table:number-columns-repeated="2"/>
          <table:table-cell office:value-type="string">
            <text:p>MOTHER_TONGUE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string">
            <text:p>Resource Room Page 1</text:p>
          </table:table-cell>
          <table:table-cell office:value-type="string">
            <text:p>What is your last grade or diploma completed?</text:p>
          </table:table-cell>
          <table:table-cell office:value-type="string">
            <text:p>LAST_GRADE_COMPLETED</text:p>
          </table:table-cell>
          <table:table-cell office:value-type="string">
            <text:p>Grade 8</text:p>
          </table:table-cell>
        </table:table-row>
        <table:table-row table:style-name="ro1">
          <table:table-cell table:number-columns-repeated="2"/>
          <table:table-cell office:value-type="string">
            <text:p>LAST_GRADE_COMPLETED</text:p>
          </table:table-cell>
          <table:table-cell office:value-type="string">
            <text:p>Grade 9</text:p>
          </table:table-cell>
        </table:table-row>
        <table:table-row table:style-name="ro1">
          <table:table-cell table:number-columns-repeated="2"/>
          <table:table-cell office:value-type="string">
            <text:p>LAST_GRADE_COMPLETED</text:p>
          </table:table-cell>
          <table:table-cell office:value-type="string">
            <text:p>Grade 10</text:p>
          </table:table-cell>
        </table:table-row>
        <table:table-row table:style-name="ro1">
          <table:table-cell table:number-columns-repeated="2"/>
          <table:table-cell office:value-type="string">
            <text:p>LAST_GRADE_COMPLETED</text:p>
          </table:table-cell>
          <table:table-cell office:value-type="string">
            <text:p>Grade 11</text:p>
          </table:table-cell>
        </table:table-row>
        <table:table-row table:style-name="ro1">
          <table:table-cell table:number-columns-repeated="2"/>
          <table:table-cell office:value-type="string">
            <text:p>LAST_GRADE_COMPLETED</text:p>
          </table:table-cell>
          <table:table-cell office:value-type="string">
            <text:p>OSSD</text:p>
          </table:table-cell>
        </table:table-row>
        <table:table-row table:style-name="ro1">
          <table:table-cell table:number-columns-repeated="2"/>
          <table:table-cell office:value-type="string">
            <text:p>LAST_GRADE_COMPLETED</text:p>
          </table:table-cell>
          <table:table-cell office:value-type="string">
            <text:p>some college or university</text:p>
          </table:table-cell>
        </table:table-row>
        <table:table-row table:style-name="ro1">
          <table:table-cell table:number-columns-repeated="2"/>
          <table:table-cell office:value-type="string">
            <text:p>LAST_GRADE_COMPLETED</text:p>
          </table:table-cell>
          <table:table-cell office:value-type="string">
            <text:p>college or university graduate</text:p>
          </table:table-cell>
        </table:table-row>
        <table:table-row table:style-name="ro1">
          <table:table-cell office:value-type="string">
            <text:p>Resource Room Page 2</text:p>
          </table:table-cell>
          <table:table-cell office:value-type="string">
            <text:p>How would you rate your computer skills?</text:p>
          </table:table-cell>
          <table:table-cell office:value-type="string">
            <text:p>COMPUTER_SKILLS</text:p>
          </table:table-cell>
          <table:table-cell office:value-type="string">
            <text:p>I don't know anything about computers</text:p>
          </table:table-cell>
        </table:table-row>
        <table:table-row table:style-name="ro1">
          <table:table-cell table:number-columns-repeated="2"/>
          <table:table-cell office:value-type="string">
            <text:p>COMPUTER_SKILLS</text:p>
          </table:table-cell>
          <table:table-cell office:value-type="string">
            <text:p>I just know the basics</text:p>
          </table:table-cell>
        </table:table-row>
        <table:table-row table:style-name="ro1">
          <table:table-cell table:number-columns-repeated="2"/>
          <table:table-cell office:value-type="string">
            <text:p>COMPUTER_SKILLS</text:p>
          </table:table-cell>
          <table:table-cell office:value-type="string">
            <text:p>I'm pretty good with computers</text:p>
          </table:table-cell>
        </table:table-row>
        <table:table-row table:style-name="ro1">
          <table:table-cell table:number-columns-repeated="2"/>
          <table:table-cell office:value-type="string">
            <text:p>COMPUTER_SKILLS</text:p>
          </table:table-cell>
          <table:table-cell office:value-type="string">
            <text:p>I know everything there is to know</text:p>
          </table:table-cell>
        </table:table-row>
        <table:table-row table:style-name="ro1">
          <table:table-cell office:value-type="string">
            <text:p>Resource Room Page 2</text:p>
          </table:table-cell>
          <table:table-cell office:value-type="string">
            <text:p>How would you rate your reading and writing skills?</text:p>
          </table:table-cell>
          <table:table-cell office:value-type="string">
            <text:p>READING_WRITING_SKILLS</text:p>
          </table:table-cell>
          <table:table-cell office:value-type="string">
            <text:p>I have difficulty reading and writing</text:p>
          </table:table-cell>
        </table:table-row>
        <table:table-row table:style-name="ro1">
          <table:table-cell table:number-columns-repeated="2"/>
          <table:table-cell office:value-type="string">
            <text:p>READING_WRITING_SKILLS</text:p>
          </table:table-cell>
          <table:table-cell office:value-type="string">
            <text:p>I can read but I am not good at spelling</text:p>
          </table:table-cell>
        </table:table-row>
        <table:table-row table:style-name="ro1">
          <table:table-cell table:number-columns-repeated="2"/>
          <table:table-cell office:value-type="string">
            <text:p>READING_WRITING_SKILLS</text:p>
          </table:table-cell>
          <table:table-cell office:value-type="string">
            <text:p>I can read and write pretty well</text:p>
          </table:table-cell>
        </table:table-row>
        <table:table-row table:style-name="ro1">
          <table:table-cell table:number-columns-repeated="2"/>
          <table:table-cell office:value-type="string">
            <text:p>READING_WRITING_SKILLS</text:p>
          </table:table-cell>
          <table:table-cell office:value-type="string">
            <text:p>I am going to be the next Spelling Bee champ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9">29/07/2007</text:date>, <text:time>14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V Visuvalingam</meta:initial-creator>
    <meta:creation-date>2007-06-03T22:06:04</meta:creation-date>
    <dc:creator>V Visuvalingam</dc:creator>
    <dc:date>2007-07-29T14:49:51</dc:date>
    <dc:language>en-US</dc:language>
    <meta:editing-cycles>11</meta:editing-cycles>
    <meta:editing-duration>PT4H4M45S</meta:editing-duration>
    <meta:user-defined meta:name="Info 1"/>
    <meta:user-defined meta:name="Info 2"/>
    <meta:user-defined meta:name="Info 3"/>
    <meta:user-defined meta:name="Info 4"/>
    <meta:document-statistic meta:table-count="3" meta:cell-count="286"/>
  </office:meta>
</office:document-meta>
</file>